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083632467327603630" text:style-name="L1">
        <text:list-item>
          <text:list>
            <text:list-header>
              <text:p text:style-name="P7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683181713997026487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668056740488092803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n was 3/7.</text:p>
      <text:p text:style-name="P1">Time was 65:12 or 10:48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second 2.5 miles I ran without walking, time 23:04 or 9:14/mi.</text:p>
      <text:p text:style-name="P1">The last 2.5 miles I walked 0.15 miles at the beginning of each ½ mile, time 26:54 or 10:46/mi.</text:p>
      <text:p text:style-name="P1"/>
      <text:p text:style-name="P2">41 miles in the last week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18T15:13:58.69</dc:date>
    <dc:creator>James Lombardi</dc:creator>
    <meta:editing-duration>PT7H31M58S</meta:editing-duration>
    <meta:editing-cycles>19</meta:editing-cycles>
    <meta:document-statistic meta:table-count="0" meta:image-count="0" meta:object-count="0" meta:page-count="5" meta:paragraph-count="148" meta:word-count="1023" meta:character-count="5127"/>
  </office:meta>
</office:document-meta>
</file>